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2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70C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614583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52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6349" table:default-cell-style-name="ce1"/>
        <table:table-row table:style-name="ro1">
          <table:table-cell office:value-type="string" table:style-name="ce2">
            <text:p><text:s text:c="24"/>Vehicule <text:s/>AC-013-YA<text:s text:c="22"/></text:p>
          </table:table-cell>
          <table:table-cell office:value-type="string" table:style-name="ce3">
            <text:p>Janvier</text:p>
          </table:table-cell>
          <table:table-cell table:style-name="ce4"/>
          <table:table-cell office:value-type="string" table:style-name="ce2">
            <text:p><text:s text:c="24"/>Vehicule AC-013-YA<text:s text:c="22"/></text:p>
          </table:table-cell>
          <table:table-cell office:value-type="string" table:style-name="ce5">
            <text:p>Fevrier<text:s/>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Mars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Avril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Mai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Juin<text:s/>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Juillet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Aout<text:s/>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Septembre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Octobre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Novembre<text:s/>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Decembre</text:p>
          </table:table-cell>
          <table:table-cell table:number-columns-repeated="16349"/>
        </table:table-row>
        <table:table-row table:style-name="ro1"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2"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3">
          <table:table-cell office:value-type="string" table:style-name="ce10">
            <text:p>Total :</text:p>
          </table:table-cell>
          <table:table-cell office:value-type="currency" office:value="0" table:formula="of:=[.B3]+[.B4]+[.B5]+[.B8]+[.B9]+[.B7]+[.B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E3]+[.E4]+[.E5]+[.E8]+[.E9]+[.E7]+[.E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H3]+[.H4]+[.H5]+[.H8]+[.H9]+[.H7]+[.H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K3]+[.K4]+[.K5]+[.K8]+[.K9]+[.K7]+[.K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N3]+[.N4]+[.N5]+[.N8]+[.N9]+[.N7]+[.N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Q3]+[.Q4]+[.Q5]+[.Q8]+[.Q9]+[.Q7]+[.Q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T3]+[.T4]+[.T5]+[.T8]+[.T9]+[.T7]+[.T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W3]+[.W4]+[.W5]+[.W8]+[.W9]+[.W7]+[.W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Z3]+[.Z4]+[.Z5]+[.Z8]+[.Z9]+[.Z7]+[.Z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AC3]+[.AC4]+[.AC5]+[.AC8]+[.AC9]+[.AC7]+[.AC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AF3]+[.AF4]+[.AF5]+[.AF8]+[.AF9]+[.AF7]+[.AF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AI3]+[.AI4]+[.AI5]+[.AI8]+[.AI9]+[.AI7]+[.AI6]" table:style-name="ce11">
            <text:p>0,00 €</text:p>
          </table:table-cell>
          <table:table-cell table:number-columns-repeated="16349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number-columns-repeated="4" table:style-name="ce1"/>
          <table:table-cell office:value-type="string" table:style-name="ce1">
            <text:p><text:s text:c="2"/>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number-columns-repeated="3"/>
          <table:table-cell office:value-type="string" table:style-name="ce12">
            <text:p>Reparations Total année 2026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currency" office:value="0" table:formula="of:=[.B10]+[.E10]+[.H10]+[.K10]+[.N10]+[.Q10]+[.T10]+[.W10]+[.Z10]+[.AC10]+[.AF10]+[.AI10]" table:style-name="ce11">
            <text:p>0,00 €</text:p>
          </table:table-cell>
          <table:table-cell table:number-columns-repeated="16380"/>
        </table:table-row>
        <table:table-row table:number-rows-repeated="1048555" table:style-name="ro4">
          <table:table-cell table:number-columns-repeated="16384"/>
        </table:table-row>
      </table:table>
      <table:table table:name="AC-013-Y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6349" table:default-cell-style-name="ce1"/>
        <table:table-row table:style-name="ro1">
          <table:table-cell office:value-type="string" table:style-name="ce2">
            <text:p><text:s text:c="24"/>Vehicule <text:s/>AC-013-YA<text:s text:c="22"/></text:p>
          </table:table-cell>
          <table:table-cell office:value-type="string" table:style-name="ce3">
            <text:p>Janvier</text:p>
          </table:table-cell>
          <table:table-cell table:style-name="ce4"/>
          <table:table-cell office:value-type="string" table:style-name="ce2">
            <text:p><text:s text:c="24"/>Vehicule AC-013-YA<text:s text:c="22"/></text:p>
          </table:table-cell>
          <table:table-cell office:value-type="string" table:style-name="ce5">
            <text:p>Fevrier<text:s/>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Mars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Avril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Mai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Juin<text:s/>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Juillet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Aout<text:s/>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Septembre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Octobre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Novembre<text:s/></text:p>
          </table:table-cell>
          <table:table-cell table:style-name="ce1"/>
          <table:table-cell office:value-type="string" table:style-name="ce2">
            <text:p><text:s text:c="24"/>Vehicule AC-013-YA<text:s text:c="22"/></text:p>
          </table:table-cell>
          <table:table-cell office:value-type="string" table:style-name="ce3">
            <text:p>Decembre</text:p>
          </table:table-cell>
          <table:table-cell table:number-columns-repeated="16349"/>
        </table:table-row>
        <table:table-row table:style-name="ro1"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style-name="ce1"/>
          <table:table-cell office:value-type="string" table:style-name="ce6">
            <text:p>Reparations :</text:p>
          </table:table-cell>
          <table:table-cell office:value-type="string" table:style-name="ce6">
            <text:p>Cout :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Vidange :<text:s/>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Embrayage :<text:s/>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Pneus :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achy / limiteur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Contrôle technique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1"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7">
            <text:p>Freins :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2"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style-name="ce1"/>
          <table:table-cell office:value-type="string" table:style-name="ce9">
            <text:p>Autres reparations :<text:s/></text:p>
          </table:table-cell>
          <table:table-cell office:value-type="currency" office:value="0" table:style-name="ce8">
            <text:p>0,00 €</text:p>
          </table:table-cell>
          <table:table-cell table:number-columns-repeated="16349"/>
        </table:table-row>
        <table:table-row table:style-name="ro3">
          <table:table-cell office:value-type="string" table:style-name="ce10">
            <text:p>Total :</text:p>
          </table:table-cell>
          <table:table-cell office:value-type="currency" office:value="0" table:formula="of:=[.B3]+[.B4]+[.B5]+[.B8]+[.B9]+[.B7]+[.B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E3]+[.E4]+[.E5]+[.E8]+[.E9]+[.E7]+[.E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H3]+[.H4]+[.H5]+[.H8]+[.H9]+[.H7]+[.H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K3]+[.K4]+[.K5]+[.K8]+[.K9]+[.K7]+[.K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N3]+[.N4]+[.N5]+[.N8]+[.N9]+[.N7]+[.N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Q3]+[.Q4]+[.Q5]+[.Q8]+[.Q9]+[.Q7]+[.Q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T3]+[.T4]+[.T5]+[.T8]+[.T9]+[.T7]+[.T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W3]+[.W4]+[.W5]+[.W8]+[.W9]+[.W7]+[.W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Z3]+[.Z4]+[.Z5]+[.Z8]+[.Z9]+[.Z7]+[.Z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AC3]+[.AC4]+[.AC5]+[.AC8]+[.AC9]+[.AC7]+[.AC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AF3]+[.AF4]+[.AF5]+[.AF8]+[.AF9]+[.AF7]+[.AF6]" table:style-name="ce11">
            <text:p>0,00 €</text:p>
          </table:table-cell>
          <table:table-cell table:style-name="ce1"/>
          <table:table-cell office:value-type="string" table:style-name="ce10">
            <text:p>Total :</text:p>
          </table:table-cell>
          <table:table-cell office:value-type="currency" office:value="0" table:formula="of:=[.AI3]+[.AI4]+[.AI5]+[.AI8]+[.AI9]+[.AI7]+[.AI6]" table:style-name="ce11">
            <text:p>0,00 €</text:p>
          </table:table-cell>
          <table:table-cell table:number-columns-repeated="16349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number-columns-repeated="4" table:style-name="ce1"/>
          <table:table-cell office:value-type="string" table:style-name="ce1">
            <text:p><text:s text:c="2"/>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number-columns-repeated="3"/>
          <table:table-cell office:value-type="string" table:style-name="ce12">
            <text:p>Reparations Total année 2026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currency" office:value="0" table:formula="of:=[.B10]+[.E10]+[.H10]+[.K10]+[.N10]+[.Q10]+[.T10]+[.W10]+[.Z10]+[.AC10]+[.AF10]+[.AI10]" table:style-name="ce11">
            <text:p>0,00 €</text:p>
          </table:table-cell>
          <table:table-cell table:number-columns-repeated="16380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currency-style style:name="N36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3%" style:table-centering="both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AF LOGISTIQUE</meta:initial-creator>
    <dc:creator>SAF LOGISTIQUE</dc:creator>
    <meta:creation-date>2026-02-16T10:07:54Z</meta:creation-date>
    <dc:date>2026-03-23T14:01:07Z</dc:date>
    <meta:print-date>2026-02-27T10:34:54Z</meta:print-date>
    <meta:editing-duration>PT0S</meta:editing-duration>
  </office:meta>
</office:document-meta>
</file>